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pr1" style:family="presentation">
      <style:graphic-properties draw:fill-color="#ffffff" fo:min-height="5.256cm"/>
    </style:style>
    <style:style style:name="dp2" style:family="drawing-page">
      <style:drawing-page-properties presentation:display-page-number="true"/>
    </style:style>
  </office:automatic-styles>
  <office:body>
    <office:presentation>
      <draw:page draw:name="page1" draw:master-page-name="Standard" presentation:presentation-page-layout-name="layout1">
        <draw:frame presentation:style-name="pr1" presentation:class="title" svg:x="2.058cm" svg:y="1.743cm" svg:width="23.912cm" svg:height="3.507cm">
          <draw:text-box>
            <text:p>This is an example of presentation shape used as the class of notes.</text:p>
          </draw:text-box>
        </draw:frame>
        <presentation:notes draw:style-name="dp2">
          <draw:page-thumbnail draw:page-number="1" presentation:class="page"/>
          <draw:frame presentation:style-name="pr1" presentation:class="notes">
            <draw:text-box>
              <text:p text:style-name="P1">this place is for adding the presentation note.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style:presentation-page-layout style:name="layout1">
      <presentation:placeholder presentation:object="title" svg:x="2.058cm" svg:y="1.743cm" svg:width="23.912cm" svg:height="10cm"/>
    </style:presentation-page-layout>
  </office:styles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